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top="0.3333in" fo:margin-bottom="0.0833in" fo:line-height="100%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23pt" style:font-size-asian="23pt" style:font-size-complex="23pt"/>
    </style:style>
    <style:style style:name="T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23pt" style:font-size-asian="23pt" style:font-size-complex="23pt" fo:language="el" fo:country="GR"/>
    </style:style>
    <style:style style:name="T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23pt" style:font-size-asian="23pt" style:font-size-complex="23pt"/>
    </style:style>
    <style:style style:name="T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23pt" style:font-size-asian="23pt" style:font-size-complex="23pt" fo:language="el" fo:country="GR"/>
    </style:style>
    <style:style style:name="T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23pt" style:font-size-asian="23pt" style:font-size-complex="23pt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style:letter-kerning="true" fo:font-size="23pt" style:font-size-asian="23pt" style:font-size-complex="23pt" fo:language="el" fo:country="GR"/>
    </style:style>
    <style:style style:name="P8" style:parent-style-name="Normal" style:family="paragraph">
      <style:paragraph-properties fo:margin-top="0.1666in" fo:margin-bottom="0.1666in" fo:line-height="100%"/>
    </style:style>
    <style:style style:name="T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10" style:parent-style-name="Normal" style:family="paragraph">
      <style:paragraph-properties fo:margin-top="0.1666in" fo:margin-bottom="0.1666in" fo:line-height="100%"/>
    </style:style>
    <style:style style:name="T1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12" style:parent-style-name="Normal" style:family="paragraph">
      <style:paragraph-properties fo:margin-top="0.1666in" fo:margin-bottom="0.1666in" fo:line-height="100%"/>
    </style:style>
    <style:style style:name="T1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14" style:parent-style-name="Normal" style:family="paragraph">
      <style:paragraph-properties fo:margin-top="0.1666in" fo:margin-bottom="0.1666in" fo:line-height="100%"/>
    </style:style>
    <style:style style:name="T1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16" style:parent-style-name="Normal" style:family="paragraph">
      <style:paragraph-properties fo:margin-top="0.1666in" fo:margin-bottom="0.1666in" fo:line-height="100%"/>
    </style:style>
    <style:style style:name="T1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18" style:parent-style-name="Normal" style:family="paragraph">
      <style:paragraph-properties fo:margin-top="0.1666in" fo:margin-bottom="0.1666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2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2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2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l" fo:country="GR"/>
    </style:style>
    <style:style style:name="P23" style:parent-style-name="Normal" style:family="paragraph">
      <style:paragraph-properties fo:margin-top="0.1666in" fo:margin-bottom="0.1666in" fo:line-height="100%"/>
    </style:style>
    <style:style style:name="T2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2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2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2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2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2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3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3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3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P33" style:parent-style-name="Normal" style:family="paragraph">
      <style:paragraph-properties fo:margin-top="0.1666in" fo:margin-bottom="0.1666in" fo:line-height="100%"/>
    </style:style>
    <style:style style:name="T3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3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3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3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3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39" style:parent-style-name="Normal" style:family="paragraph">
      <style:paragraph-properties fo:margin-top="0.1666in" fo:margin-bottom="0.1666in" fo:line-height="100%"/>
    </style:style>
    <style:style style:name="T4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41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4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4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4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45" style:parent-style-name="Normal" style:family="paragraph">
      <style:paragraph-properties fo:margin-top="0.1666in" fo:margin-bottom="0.1666in" fo:line-height="100%"/>
    </style:style>
    <style:style style:name="T4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47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4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4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l" fo:country="GR"/>
    </style:style>
    <style:style style:name="T5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/>
    </style:style>
    <style:style style:name="P51" style:parent-style-name="Normal" style:family="paragraph">
      <style:paragraph-properties fo:margin-top="0.1666in" fo:margin-bottom="0.1666in" fo:line-height="100%"/>
    </style:style>
    <style:style style:name="T5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5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5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55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56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57" style:parent-style-name="Normal" style:family="paragraph">
      <style:paragraph-properties fo:margin-top="0.1666in" fo:margin-bottom="0.1666in" fo:line-height="100%"/>
    </style:style>
    <style:style style:name="T58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59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l" fo:country="GR"/>
    </style:style>
    <style:style style:name="T60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/>
    </style:style>
    <style:style style:name="P61" style:parent-style-name="Normal" style:family="paragraph">
      <style:paragraph-properties fo:margin-top="0.1666in" fo:margin-bottom="0.1666in" fo:line-height="100%"/>
    </style:style>
    <style:style style:name="T62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T63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/>
    </style:style>
    <style:style style:name="T64" style:parent-style-name="DefaultParagraphFont" style:family="text">
      <style:text-properties style:font-name="Arial" style:font-name-asian="Times New Roman" style:font-name-complex="Arial" fo:color="#000000" style:letter-kerning="false" fo:font-size="11pt" style:font-size-asian="11pt" style:font-size-complex="11pt" fo:background-color="#00FF00" fo:language="el" fo:country="GR"/>
    </style:style>
    <style:style style:name="P65" style:parent-style-name="Normal" style:family="paragraph">
      <style:text-properties fo:language="el" fo:country="GR"/>
    </style:style>
  </office:automatic-styles>
  <office:body>
    <office:text text:use-soft-page-breaks="true">
      <text:h text:style-name="P1" text:outline-level="1"><text:span text:style-name="T2">USE</text:span><text:span text:style-name="T3">_</text:span><text:span text:style-name="T4">CASES</text:span><text:span text:style-name="T5">_</text:span><text:span text:style-name="T6">V</text:span><text:span text:style-name="T7">0.1</text:span></text:h>
      <text:p text:style-name="P8"><text:span text:style-name="T9">(1.Αναζήτηση από μια πληθώρα δίσκων)</text:span></text:p>
      <text:p text:style-name="P10"><text:span text:style-name="T11">(2.Ανάρτηση και σύνταξη κριτικών)</text:span></text:p>
      <text:p text:style-name="P12"><text:span text:style-name="T13">(3.Πρόσβαση/Δημιουργία Χρηστών)</text:span></text:p>
      <text:p text:style-name="P14"><text:span text:style-name="T15">(4.Προβολή Ιστορικού Κριτικών)</text:span></text:p>
      <text:p text:style-name="P16"><text:span text:style-name="T17">(5.Δημιουργία και Προβολή Λιστών)</text:span></text:p>
      <text:p text:style-name="P18"><text:span text:style-name="T19">(6.Προσωποποιημένο<text:s/></text:span><text:span text:style-name="T20">Feed</text:span><text:span text:style-name="T21">)</text:span><text:span text:style-name="T22">.</text:span></text:p>
      <text:p text:style-name="P23"><text:span text:style-name="T24">(7.</text:span><text:span text:style-name="T25">Follow</text:span><text:span text:style-name="T26"><text:s/></text:span><text:span text:style-name="T27">or</text:span><text:span text:style-name="T28"><text:s/></text:span><text:span text:style-name="T29">Get</text:span><text:span text:style-name="T30"><text:s/></text:span><text:span text:style-name="T31">Followed</text:span><text:span text:style-name="T32">)</text:span></text:p>
      <text:p text:style-name="P33"><text:span text:style-name="T34">(8.</text:span><text:span text:style-name="T35">Συνεργατικές</text:span><text:span text:style-name="T36"><text:s/></text:span><text:span text:style-name="T37">Λίστες</text:span><text:span text:style-name="T38">)</text:span></text:p>
      <text:p text:style-name="P39"><text:span text:style-name="T40">(9.</text:span><text:span text:style-name="T41">LIKE</text:span><text:span text:style-name="T42">/</text:span><text:span text:style-name="T43">DISLIKE</text:span><text:span text:style-name="T44">)</text:span></text:p>
      <text:p text:style-name="P45"><text:span text:style-name="T46">(10.Δυνατότητα<text:s/></text:span><text:span text:style-name="T47">Chatting</text:span><text:span text:style-name="T48">)</text:span><text:span text:style-name="T49">.</text:span><text:span text:style-name="T50"> </text:span></text:p>
      <text:p text:style-name="P51"><text:span text:style-name="T52">(11.Επιβράβευση Χρηστών και<text:s/></text:span><text:span text:style-name="T53">Ranking</text:span><text:span text:style-name="T54"><text:s/></text:span><text:span text:style-name="T55">System</text:span><text:span text:style-name="T56">)</text:span></text:p>
      <text:p text:style-name="P57"><text:span text:style-name="T58">(12.Άρθρα και Αφιερώματα)</text:span><text:span text:style-name="T59">.</text:span><text:span text:style-name="T60">  </text:span></text:p>
      <text:p text:style-name="P61"><text:span text:style-name="T62">(13.Πληροφορίες για<text:s/></text:span><text:span text:style-name="T63">Events</text:span><text:span text:style-name="T64"><text:s/>Καλλιτεχνών)</text:span>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ΜΟΡΦΟΠΟΥΛΟΣ ΑΘΑΝΑΣΙΟΣ</meta:initial-creator>
    <dc:creator>ΜΟΡΦΟΠΟΥΛΟΣ ΑΘΑΝΑΣΙΟΣ</dc:creator>
    <meta:creation-date>2025-03-17T17:36:00Z</meta:creation-date>
    <dc:date>2025-03-17T17:40:00Z</dc:date>
    <meta:template xlink:href="Normal" xlink:type="simple"/>
    <meta:editing-cycles>1</meta:editing-cycles>
    <meta:editing-duration>PT240S</meta:editing-duration>
    <meta:document-statistic meta:page-count="1" meta:paragraph-count="1" meta:word-count="62" meta:character-count="417" meta:row-count="2" meta:non-whitespace-character-count="356"/>
  </office:meta>
</office:document-meta>
</file>